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66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5.076cm"/>
    </style:style>
    <style:style style:name="co6" style:family="table-column">
      <style:table-column-properties fo:break-before="auto" style:column-width="3.4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0">
      <style:table-cell-properties fo:border="none"/>
    </style:style>
    <style:style style:name="ce4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">
      <style:table-cell-properties fo:background-color="#ffffff"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Full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5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>
            <text:p>ANTONIO RODRIGUEZ LOPEZ 43135951A</text:p>
          </table:table-cell>
          <table:table-cell table:style-name="Default" table:number-columns-repeated="2"/>
          <table:table-cell table:number-columns-repeated="3"/>
          <table:table-cell table:style-name="ce2" office:value-type="string">
            <text:p>1ER CUARTIL</text:p>
          </table:table-cell>
          <table:table-cell table:formula="of:=QUARTILE([.C4:.C70];1)" office:value-type="float" office:value="58.5">
            <text:p>58,5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2" office:value-type="string">
            <text:p>3ER CUARTIL</text:p>
          </table:table-cell>
          <table:table-cell table:formula="of:=QUARTILE([.C4:.C70];3)" office:value-type="float" office:value="450">
            <text:p>450</text:p>
          </table:table-cell>
          <table:table-cell/>
        </table:table-row>
        <table:table-row table:style-name="ro1">
          <table:table-cell/>
          <table:table-cell table:style-name="Default"/>
          <table:table-cell table:style-name="Default" office:value-type="string">
            <text:p>EMPRESAS</text:p>
          </table:table-cell>
          <table:table-cell table:style-name="Default" office:value-type="string">
            <text:p>SUPERFICI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 office:value-type="float" office:value="208.63">
            <text:p>208,63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table:style-name="ce6" office:value-type="float" office:value="11.14">
            <text:p>11,14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ALVIA</text:p>
          </table:table-cell>
          <table:table-cell office:value-type="float" office:value="2080">
            <text:p>2080</text:p>
          </table:table-cell>
          <table:table-cell table:style-name="ce6" office:value-type="float" office:value="145.02">
            <text:p>145,02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style-name="ce6" office:value-type="float" office:value="260.31">
            <text:p>260,31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office:value-type="float" office:value="117.2">
            <text:p>117,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ANTA EULÀLIA DEL RIU</text:p>
          </table:table-cell>
          <table:table-cell office:value-type="float" office:value="1187">
            <text:p>1187</text:p>
          </table:table-cell>
          <table:table-cell office:value-type="float" office:value="153.58">
            <text:p>153,5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IUDADELLA DE MENORCA</text:p>
          </table:table-cell>
          <table:table-cell office:value-type="float" office:value="1065">
            <text:p>1065</text:p>
          </table:table-cell>
          <table:table-cell table:style-name="ce6" office:value-type="float" office:value="186.34">
            <text:p>186,3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ARRATXÍ</text:p>
          </table:table-cell>
          <table:table-cell office:value-type="float" office:value="898">
            <text:p>898</text:p>
          </table:table-cell>
          <table:table-cell office:value-type="float" office:value="54.22">
            <text:p>54,2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style-name="ce6" office:value-type="float" office:value="58.34">
            <text:p>58,3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style-name="ce6" office:value-type="float" office:value="327.33">
            <text:p>327,3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ANT JOAN DE SA TALAIA</text:p>
          </table:table-cell>
          <table:table-cell office:value-type="float" office:value="710">
            <text:p>710</text:p>
          </table:table-cell>
          <table:table-cell office:value-type="float" office:value="159.38">
            <text:p>159,3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ANT ANTONI DE PORTMANY</text:p>
          </table:table-cell>
          <table:table-cell office:value-type="float" office:value="673">
            <text:p>673</text:p>
          </table:table-cell>
          <table:table-cell office:value-type="float" office:value="126.8">
            <text:p>126,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office:value-type="float" office:value="151.65">
            <text:p>151,6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table:style-name="ce7" office:value-type="float" office:value="60.02">
            <text:p>60,0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style-name="ce6" office:value-type="float" office:value="169.79">
            <text:p>169,7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ANTANY</text:p>
          </table:table-cell>
          <table:table-cell office:value-type="float" office:value="523">
            <text:p>523</text:p>
          </table:table-cell>
          <table:table-cell office:value-type="float" office:value="124.86">
            <text:p>124,86</text:p>
          </table:table-cell>
          <table:table-cell table:number-columns-repeated="3"/>
          <table:table-cell table:style-name="ce2" office:value-type="string">
            <text:p>APARTADO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office:value-type="float" office:value="42.56">
            <text:p>42,5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table:style-name="ce7" office:value-type="float" office:value="81.46">
            <text:p>81,46</text:p>
          </table:table-cell>
          <table:table-cell table:number-columns-repeated="3"/>
          <table:table-cell office:value-type="string">
            <text:p>RANGO</text:p>
          </table:table-cell>
          <table:table-cell table:formula="of:=[.I25]-[.I26]" office:value-type="float" office:value="14529">
            <text:p>14529</text:p>
          </table:table-cell>
          <table:table-cell/>
        </table:table-row>
        <table:table-row table:style-name="ro1">
          <table:table-cell/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office:value-type="float" office:value="42.8">
            <text:p>42,8</text:p>
          </table:table-cell>
          <table:table-cell table:number-columns-repeated="3"/>
          <table:table-cell office:value-type="string">
            <text:p>RIC</text:p>
          </table:table-cell>
          <table:table-cell table:formula="of:=[.I2]-[.I1]" office:value-type="float" office:value="391.5">
            <text:p>391,5</text:p>
          </table:table-cell>
          <table:table-cell/>
        </table:table-row>
        <table:table-row table:style-name="ro2">
          <table:table-cell/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style-name="ce6" office:value-type="float" office:value="54.92">
            <text:p>54,92</text:p>
          </table:table-cell>
          <table:table-cell table:number-columns-repeated="3"/>
          <table:table-cell office:value-type="string">
            <text:p>VARIANZA</text:p>
          </table:table-cell>
          <table:table-cell table:formula="of:=VARP([.C4:.C70])" office:value-type="float" office:value="3175040.59389619">
            <text:p>3175040,59</text:p>
          </table:table-cell>
          <table:table-cell/>
        </table:table-row>
        <table:table-row table:style-name="ro2">
          <table:table-cell/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style-name="ce7" office:value-type="float" office:value="83.24">
            <text:p>83,24</text:p>
          </table:table-cell>
          <table:table-cell table:number-columns-repeated="3"/>
          <table:table-cell office:value-type="string">
            <text:p>DESVIACION TIPICA</text:p>
          </table:table-cell>
          <table:table-cell table:formula="of:=SQRT([.I23] )" office:value-type="float" office:value="1781.86435900609">
            <text:p>1781,86</text:p>
          </table:table-cell>
          <table:table-cell/>
        </table:table-row>
        <table:table-row table:style-name="ro1">
          <table:table-cell/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office:value-type="float" office:value="86.51">
            <text:p>86,51</text:p>
          </table:table-cell>
          <table:table-cell table:number-columns-repeated="3"/>
          <table:table-cell office:value-type="string">
            <text:p>MAXIMO</text:p>
          </table:table-cell>
          <table:table-cell table:formula="of:=[.C4]" office:value-type="float" office:value="14541">
            <text:p>14541</text:p>
          </table:table-cell>
          <table:table-cell/>
        </table:table-row>
        <table:table-row table:style-name="ro1">
          <table:table-cell/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office:value-type="float" office:value="48.59">
            <text:p>48,59</text:p>
          </table:table-cell>
          <table:table-cell table:number-columns-repeated="3"/>
          <table:table-cell office:value-type="string">
            <text:p>MINIMO </text:p>
          </table:table-cell>
          <table:table-cell table:formula="of:=[.C70]"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style-name="ce6" office:value-type="float" office:value="149.69">
            <text:p>149,69</text:p>
          </table:table-cell>
          <table:table-cell table:number-columns-repeated="3"/>
          <table:table-cell table:style-name="ce2" office:value-type="string">
            <text:p>APARTADO 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LAIOR</text:p>
          </table:table-cell>
          <table:table-cell table:style-name="ce4" office:value-type="float" office:value="321">
            <text:p>321</text:p>
          </table:table-cell>
          <table:table-cell table:style-name="ce7" office:value-type="float" office:value="109.86">
            <text:p>109,8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office:value-type="float" office:value="58.61">
            <text:p>58,61</text:p>
          </table:table-cell>
          <table:table-cell table:number-columns-repeated="3"/>
          <table:table-cell office:value-type="string">
            <text:p>MEDIANA</text:p>
          </table:table-cell>
          <table:table-cell table:formula="of:=MEDIAN([.C4:.C70])" office:value-type="float" office:value="164">
            <text:p>164</text:p>
          </table:table-cell>
          <table:table-cell/>
        </table:table-row>
        <table:table-row table:style-name="ro2">
          <table:table-cell/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table:style-name="ce7" office:value-type="float" office:value="139.79">
            <text:p>139,79</text:p>
          </table:table-cell>
          <table:table-cell table:number-columns-repeated="3"/>
          <table:table-cell office:value-type="string">
            <text:p>LAI</text:p>
          </table:table-cell>
          <table:table-cell table:formula="of:=[.I1]-1.5*[.I22]" office:value-type="float" office:value="-528.75">
            <text:p>-528,75</text:p>
          </table:table-cell>
          <table:table-cell/>
        </table:table-row>
        <table:table-row table:style-name="ro2">
          <table:table-cell/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table:style-name="ce7" office:value-type="float" office:value="29.77">
            <text:p>29,77</text:p>
          </table:table-cell>
          <table:table-cell table:number-columns-repeated="3"/>
          <table:table-cell office:value-type="string">
            <text:p>LAS</text:p>
          </table:table-cell>
          <table:table-cell table:formula="of:=[.I2]+1.5*[.I22]" office:value-type="float" office:value="1037.25">
            <text:p>1037,25</text:p>
          </table:table-cell>
          <table:table-cell/>
        </table:table-row>
        <table:table-row table:style-name="ro1">
          <table:table-cell/>
          <table:table-cell office:value-type="string">
            <text:p>SANTA MARIA DEL CAMÍ</text:p>
          </table:table-cell>
          <table:table-cell office:value-type="float" office:value="200">
            <text:p>200</text:p>
          </table:table-cell>
          <table:table-cell office:value-type="float" office:value="37.62">
            <text:p>37,62</text:p>
          </table:table-cell>
          <table:table-cell table:number-columns-repeated="3"/>
          <table:table-cell office:value-type="string">
            <text:p>LEI</text:p>
          </table:table-cell>
          <table:table-cell table:formula="of:=[.I1]-3*[.I22]" office:value-type="float" office:value="-1116">
            <text:p>-1116</text:p>
          </table:table-cell>
          <table:table-cell/>
        </table:table-row>
        <table:table-row table:style-name="ro1">
          <table:table-cell/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office:value-type="float" office:value="34.75">
            <text:p>34,75</text:p>
          </table:table-cell>
          <table:table-cell table:number-columns-repeated="3"/>
          <table:table-cell office:value-type="string">
            <text:p>LES</text:p>
          </table:table-cell>
          <table:table-cell table:formula="of:=[.I2]+3*[.I22]" office:value-type="float" office:value="1624.5">
            <text:p>1624,5</text:p>
          </table:table-cell>
          <table:table-cell/>
        </table:table-row>
        <table:table-row table:style-name="ro1">
          <table:table-cell/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office:value-type="float" office:value="138.34">
            <text:p>138,3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office:value-type="float" office:value="82.08">
            <text:p>82,0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table:style-name="ce6" office:value-type="float" office:value="11.66">
            <text:p>11,6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table:style-name="ce6" office:value-type="float" office:value="66.09">
            <text:p>66,09</text:p>
          </table:table-cell>
          <table:table-cell table:number-columns-repeated="3"/>
          <table:table-cell office:value-type="string">
            <text:p>MAXIMO VALOR TIPICO</text:p>
          </table:table-cell>
          <table:table-cell table:formula="of:=[.C11]" office:value-type="float" office:value="898">
            <text:p>898</text:p>
          </table:table-cell>
          <table:table-cell/>
        </table:table-row>
        <table:table-row table:style-name="ro1">
          <table:table-cell/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office:value-type="float" office:value="86.91">
            <text:p>86,91</text:p>
          </table:table-cell>
          <table:table-cell table:number-columns-repeated="3"/>
          <table:table-cell office:value-type="string">
            <text:p>MINIMO VALOR TIPICO</text:p>
          </table:table-cell>
          <table:table-cell table:formula="of:=[.C70]"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office:value-type="float" office:value="121.66">
            <text:p>121,6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office:value-type="float" office:value="39.12">
            <text:p>39,1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table:style-name="ce6" office:value-type="float" office:value="84.7">
            <text:p>84,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office:value-type="float" office:value="47.74">
            <text:p>47,7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table:style-name="ce6" office:value-type="float" office:value="12.1">
            <text:p>12,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table:style-name="ce6" office:value-type="float" office:value="35.29">
            <text:p>35,2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table:style-name="ce8" office:value-type="float" office:value="89.78">
            <text:p>89,78</text:p>
          </table:table-cell>
          <table:table-cell table:number-columns-repeated="3"/>
          <table:table-cell office:value-type="string">
            <text:p>VALORES ATIPICOS</text:p>
          </table:table-cell>
          <table:table-cell office:value-type="string">
            <text:p>1065/1187/1315/1364</text:p>
          </table:table-cell>
          <table:table-cell/>
        </table:table-row>
        <table:table-row table:style-name="ro2">
          <table:table-cell/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table:style-name="ce7" office:value-type="float" office:value="45.72">
            <text:p>45,72</text:p>
          </table:table-cell>
          <table:table-cell table:number-columns-repeated="3"/>
          <table:table-cell office:value-type="string">
            <text:p>VALORES EXTREMOS</text:p>
          </table:table-cell>
          <table:table-cell office:value-type="string">
            <text:p>2080/2374/14541</text:p>
          </table:table-cell>
          <table:table-cell/>
        </table:table-row>
        <table:table-row table:style-name="ro1">
          <table:table-cell/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office:value-type="float" office:value="70.04">
            <text:p>70,0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table:style-name="ce7" office:value-type="float" office:value="13.7">
            <text:p>13,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office:value-type="float" office:value="48.75">
            <text:p>48,7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office:value-type="float" office:value="41.13">
            <text:p>41,1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office:value-type="float" office:value="42.93">
            <text:p>42,9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LAFRANCA DE BONANY</text:p>
          </table:table-cell>
          <table:table-cell office:value-type="float" office:value="70">
            <text:p>70</text:p>
          </table:table-cell>
          <table:table-cell office:value-type="float" office:value="23.96">
            <text:p>23,96</text:p>
          </table:table-cell>
          <table:table-cell table:number-columns-repeated="3"/>
          <table:table-cell table:style-name="ce2" office:value-type="string">
            <text:p>4 VARIABLE SUPERFICI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LUBI</text:p>
          </table:table-cell>
          <table:table-cell office:value-type="float" office:value="64">
            <text:p>64</text:p>
          </table:table-cell>
          <table:table-cell table:style-name="ce6" office:value-type="float" office:value="34.92">
            <text:p>34,92</text:p>
          </table:table-cell>
          <table:table-cell table:number-columns-repeated="3"/>
          <table:table-cell office:value-type="string">
            <text:p>MEDIA</text:p>
          </table:table-cell>
          <table:table-cell table:formula="of:=AVERAGE([.D4:.D70] )" office:value-type="float" office:value="74.5025373134329">
            <text:p>74,5</text:p>
          </table:table-cell>
          <table:table-cell/>
        </table:table-row>
        <table:table-row table:style-name="ro1">
          <table:table-cell/>
          <table:table-cell office:value-type="string">
            <text:p>MARIA DE LA SALUT</text:p>
          </table:table-cell>
          <table:table-cell office:value-type="float" office:value="53">
            <text:p>53</text:p>
          </table:table-cell>
          <table:table-cell office:value-type="float" office:value="30.52">
            <text:p>30,52</text:p>
          </table:table-cell>
          <table:table-cell table:number-columns-repeated="3"/>
          <table:table-cell office:value-type="string">
            <text:p>VARIANZA</text:p>
          </table:table-cell>
          <table:table-cell table:formula="of:=VARP([.D4:.D70])" office:value-type="float" office:value="4020.27257714413">
            <text:p>4020,27</text:p>
          </table:table-cell>
          <table:table-cell/>
        </table:table-row>
        <table:table-row table:style-name="ro2">
          <table:table-cell/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table:style-name="ce6" office:value-type="float" office:value="34.65">
            <text:p>34,65</text:p>
          </table:table-cell>
          <table:table-cell table:number-columns-repeated="3"/>
          <table:table-cell office:value-type="string">
            <text:p>DESVIACION TIPICA</text:p>
          </table:table-cell>
          <table:table-cell table:formula="of:=SQRT([.I54])" office:value-type="float" office:value="63.4056194445266">
            <text:p>63,41</text:p>
          </table:table-cell>
          <table:table-cell/>
        </table:table-row>
        <table:table-row table:style-name="ro1">
          <table:table-cell/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office:value-type="float" office:value="38.54">
            <text:p>38,5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office:value-type="float" office:value="52.86">
            <text:p>52,8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office:value-type="float" office:value="31.42">
            <text:p>31,4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table:style-name="ce6" office:value-type="float" office:value="15.21">
            <text:p>15,21</text:p>
          </table:table-cell>
          <table:table-cell table:number-columns-repeated="3"/>
          <table:table-cell table:style-name="ce2" office:value-type="string">
            <text:p>APARTADO 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NTA EUGÈNEA </text:p>
          </table:table-cell>
          <table:table-cell office:value-type="float" office:value="32">
            <text:p>32</text:p>
          </table:table-cell>
          <table:table-cell office:value-type="float" office:value="20.25">
            <text:p>20,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office:value-type="float" office:value="42.31">
            <text:p>42,31</text:p>
          </table:table-cell>
          <table:table-cell table:number-columns-repeated="3"/>
          <table:table-cell office:value-type="string">
            <text:p>COVARIANZA</text:p>
          </table:table-cell>
          <table:table-cell table:formula="of:=COVAR([.C4:.C70];[.D4:.D70])" office:value-type="float" office:value="41738.3593606594">
            <text:p>41738,36</text:p>
          </table:table-cell>
          <table:table-cell/>
        </table:table-row>
        <table:table-row table:style-name="ro2">
          <table:table-cell/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table:style-name="ce6" office:value-type="float" office:value="15.37">
            <text:p>15,37</text:p>
          </table:table-cell>
          <table:table-cell table:number-columns-repeated="3"/>
          <table:table-cell office:value-type="string">
            <text:p>COEFICIENTE DE CORRELACION</text:p>
          </table:table-cell>
          <table:table-cell table:formula="of:=CORREL([.C4:.C70];[.D4:.D70])" office:value-type="float" office:value="0.369430700177737">
            <text:p>0,37</text:p>
          </table:table-cell>
          <table:table-cell office:value-type="string">
            <text:p>EN ESTE CASO LA RELACION NO ES MUY FUERTE YA QUE SE ENCUENTRA MAS CERCA DEL 0 QUE DEL 1.</text:p>
          </table:table-cell>
        </table:table-row>
        <table:table-row table:style-name="ro2">
          <table:table-cell/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 table:style-name="ce6" office:value-type="float" office:value="17.44">
            <text:p>17,4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table:style-name="ce6" office:value-type="float" office:value="8.29">
            <text:p>8,2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table:style-name="ce6" office:value-type="float" office:value="19.49">
            <text:p>19,4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table:style-name="ce6" office:value-type="float" office:value="18.06">
            <text:p>18,0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 table:style-name="ce6" office:value-type="float" office:value="19.89">
            <text:p>19,8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table:style-name="ce6" office:value-type="float" office:value="139.39">
            <text:p>139,3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table:style-name="ce6" office:value-type="float" office:value="23.14">
            <text:p>23,1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table:style-name="ce7" office:value-type="float" office:value="13.44">
            <text:p>13,44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table:formula="of:=SUM([.C4:.C70])" office:value-type="float" office:value="37931">
            <text:p>37931</text:p>
          </table:table-cell>
          <table:table-cell table:style-name="Default"/>
          <table:table-cell table:number-columns-repeated="6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2" office:value-type="string">
            <text:p>APARTADO 5</text:p>
          </table:table-cell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>
            <draw:frame table:end-cell-address="Full1.J144" table:end-x="2.081cm" table:end-y="0.067cm" draw:z-index="0" draw:style-name="gr1" svg:width="30.164cm" svg:height="28.426cm" svg:x="0.112cm" svg:y="0.094cm">
              <draw:object draw:notify-on-update-of-ranges="Full1.C4:Full1.C70 Full1.C4:Full1.C70 Full1.D3:Full1.D3 Full1.D4:Full1.D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  <table:table-cell table:number-columns-repeated="6"/>
        </table:table-row>
      </table:table>
      <table:table table:name="Full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ull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0">30/03/2011</text:date>, <text:time>19:50:48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1T19:40:28.02</meta:creation-date>
    <dc:date>2011-03-30T19:50:48.50</dc:date>
    <meta:editing-duration>PT1H22M44S</meta:editing-duration>
    <meta:editing-cycles>12</meta:editing-cycles>
    <meta:generator>OpenOffice.org/3.3$Win32 OpenOffice.org_project/330m20$Build-9567</meta:generator>
    <dc:creator>ANTONIO RODRIGUEZ LOPEZ</dc:creator>
    <meta:document-statistic meta:table-count="3" meta:cell-count="2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165cm" svg:height="28.427cm" xlink:href=".." chart:class="chart:scatter" chart:style-name="ch1">
        <chart:legend chart:legend-position="end" svg:x="27.43cm" svg:y="13.905cm" chart:style-name="ch2"/>
        <chart:plot-area chart:style-name="ch3" table:cell-range-address="Full1.C3:Full1.D70" chart:data-source-has-labels="both" svg:x="1.005cm" svg:y="0.568cm" svg:width="25.823cm" svg:height="26.356cm">
          <chart:axis chart:dimension="x" chart:name="primary-x" chart:style-name="ch4">
            <chart:title svg:x="13.356cm" svg:y="26.894cm" chart:style-name="ch5">
              <text:p>EMPRESAS</text:p>
            </chart:title>
            <chart:categories table:cell-range-address="Full1.C4:Full1.C70"/>
          </chart:axis>
          <chart:axis chart:dimension="y" chart:name="primary-y" chart:style-name="ch4">
            <chart:title svg:x="0.604cm" svg:y="14.399cm" chart:style-name="ch6">
              <text:p>SUPERFICIE</text:p>
            </chart:title>
            <chart:grid chart:style-name="ch7" chart:class="major"/>
          </chart:axis>
          <chart:series chart:style-name="ch8" chart:values-cell-range-address="D4:Full1.D70" chart:label-cell-address="Full1.D3:Full1.D3" chart:class="chart:scatter">
            <chart:domain table:cell-range-address="C4:Full1.C70"/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 text:id="Full1.D3:Full1.D3">SUPERFICIE</text:p>
              </table:table-cell>
            </table:table-row>
          </table:table-header-rows>
          <table:table-rows>
            <table:table-row>
              <table:table-cell office:value-type="string">
                <text:p text:id="Full1.C4:Full1.C70">14541</text:p>
              </table:table-cell>
              <table:table-cell office:value-type="float" office:value="14541">
                <text:p text:id="C4:Full1.C70">14541</text:p>
              </table:table-cell>
              <table:table-cell office:value-type="float" office:value="208.63">
                <text:p text:id="D4:Full1.D70">208.63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080">
                <text:p>2080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4">
                <text:p>13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327.33">
                <text:p>327.3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.44">
                <text:p>13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